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628cm"/>
    </style:style>
    <style:style style:name="co5" style:family="table-column">
      <style:table-column-properties fo:break-before="auto" style:column-width="1.755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272cm"/>
    </style:style>
    <style:style style:name="co8" style:family="table-column">
      <style:table-column-properties fo:break-before="auto" style:column-width="1.45cm"/>
    </style:style>
    <style:style style:name="co9" style:family="table-column">
      <style:table-column-properties fo:break-before="auto" style:column-width="1.679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 style:data-style-name="N127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127">
      <style:table-cell-properties fo:background-color="transparent" fo:border="0.06pt solid #000000"/>
      <style:map style:condition="cell-content()&gt;[$'Power calculations'.$D$2]" style:apply-style-name="Bad" style:base-cell-address="'Power calculations'.E7"/>
    </style:style>
    <style:style style:name="ce34" style:family="table-cell" style:parent-style-name="Default" style:data-style-name="N127"/>
    <style:style style:name="ce35" style:family="table-cell" style:parent-style-name="Default" style:data-style-name="N127">
      <style:table-cell-properties fo:background-color="transparent" fo:border="0.06pt solid #000000"/>
      <style:map style:condition="cell-content()&gt;[$'Power calculations'.$K$2]" style:apply-style-name="Bad" style:base-cell-address="'Power calculations'.L7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28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wer 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4" table:default-cell-style-name="Default"/>
        <table:table-row table:style-name="ro1">
          <table:table-cell table:style-name="ce21" office:value-type="string" calcext:value-type="string" table:number-columns-spanned="3" table:number-rows-spanned="1">
            <text:p>Input Voltage [V]</text:p>
          </table:table-cell>
          <table:covered-table-cell table:style-name="ce29"/>
          <table:covered-table-cell table:style-name="ce31"/>
          <table:table-cell table:style-name="ce28" office:value-type="float" office:value="24" calcext:value-type="float">
            <text:p>24</text:p>
          </table:table-cell>
          <table:table-cell table:number-columns-repeated="3"/>
          <table:table-cell table:style-name="ce21" office:value-type="string" calcext:value-type="string" table:number-columns-spanned="3" table:number-rows-spanned="1">
            <text:p>Input Voltage [V]</text:p>
          </table:table-cell>
          <table:covered-table-cell table:style-name="ce29"/>
          <table:covered-table-cell table:style-name="ce31"/>
          <table:table-cell table:style-name="ce28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22" office:value-type="string" calcext:value-type="string" table:number-columns-spanned="3" table:number-rows-spanned="1">
            <text:p>R power rating [W]</text:p>
          </table:table-cell>
          <table:covered-table-cell table:style-name="ce29"/>
          <table:covered-table-cell table:style-name="ce31"/>
          <table:table-cell table:style-name="ce28" office:value-type="float" office:value="25" calcext:value-type="float">
            <text:p>25</text:p>
          </table:table-cell>
          <table:table-cell table:number-columns-repeated="3"/>
          <table:table-cell table:style-name="ce22" office:value-type="string" calcext:value-type="string" table:number-columns-spanned="3" table:number-rows-spanned="1">
            <text:p>R power rating [W]</text:p>
          </table:table-cell>
          <table:covered-table-cell table:style-name="ce29"/>
          <table:covered-table-cell table:style-name="ce31"/>
          <table:table-cell table:style-name="ce28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style-name="ce4" table:number-columns-repeated="2"/>
          <table:table-cell table:number-columns-repeated="5"/>
          <table:table-cell table:style-name="ce4"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 table:number-columns-spanned="2" table:number-rows-spanned="2">
            <text:p>Number of resistors</text:p>
          </table:table-cell>
          <table:covered-table-cell table:style-name="ce11"/>
          <table:table-cell table:style-name="ce5" office:value-type="string" calcext:value-type="string" table:number-columns-spanned="1" table:number-rows-spanned="3">
            <text:p>R total [Ω]</text:p>
          </table:table-cell>
          <table:table-cell table:style-name="ce5" office:value-type="string" calcext:value-type="string" table:number-columns-spanned="1" table:number-rows-spanned="3">
            <text:p>Current [A]</text:p>
          </table:table-cell>
          <table:table-cell table:style-name="ce5" office:value-type="string" calcext:value-type="string" table:number-columns-spanned="2" table:number-rows-spanned="2">
            <text:p>Power dissipated in each resistor [W]</text:p>
          </table:table-cell>
          <table:covered-table-cell table:style-name="ce11"/>
          <table:table-cell/>
          <table:table-cell table:style-name="ce5" office:value-type="string" calcext:value-type="string" table:number-columns-spanned="2" table:number-rows-spanned="2">
            <text:p>Number of resistors</text:p>
          </table:table-cell>
          <table:covered-table-cell table:style-name="ce11"/>
          <table:table-cell table:style-name="ce5" office:value-type="string" calcext:value-type="string" table:number-columns-spanned="1" table:number-rows-spanned="3">
            <text:p>R total [Ω]</text:p>
          </table:table-cell>
          <table:table-cell table:style-name="ce5" office:value-type="string" calcext:value-type="string" table:number-columns-spanned="1" table:number-rows-spanned="3">
            <text:p>Current [A]</text:p>
          </table:table-cell>
          <table:table-cell table:style-name="ce5" office:value-type="string" calcext:value-type="string" table:number-columns-spanned="2" table:number-rows-spanned="2">
            <text:p>Power dissipated in each resistor [W]</text:p>
          </table:table-cell>
          <table:covered-table-cell table:style-name="ce11"/>
          <table:table-cell table:number-columns-repeated="4"/>
        </table:table-row>
        <table:table-row table:style-name="ro1">
          <table:covered-table-cell table:style-name="ce26"/>
          <table:covered-table-cell table:number-columns-repeated="5" table:style-name="ce11"/>
          <table:table-cell/>
          <table:covered-table-cell table:style-name="ce26"/>
          <table:covered-table-cell table:number-columns-repeated="5" table:style-name="ce11"/>
          <table:table-cell table:number-columns-repeated="4"/>
        </table:table-row>
        <table:table-row table:style-name="ro1">
          <table:table-cell table:style-name="ce7" office:value-type="string" calcext:value-type="string">
            <text:p>1Ω</text:p>
          </table:table-cell>
          <table:table-cell table:style-name="ce7" office:value-type="string" calcext:value-type="string">
            <text:p>10Ω</text:p>
          </table:table-cell>
          <table:covered-table-cell table:number-columns-repeated="2" table:style-name="ce7"/>
          <table:table-cell table:style-name="ce7" office:value-type="string" calcext:value-type="string">
            <text:p>1Ω</text:p>
          </table:table-cell>
          <table:table-cell table:style-name="ce7" office:value-type="string" calcext:value-type="string">
            <text:p>10Ω</text:p>
          </table:table-cell>
          <table:table-cell/>
          <table:table-cell table:style-name="ce7" office:value-type="string" calcext:value-type="string">
            <text:p>1Ω</text:p>
          </table:table-cell>
          <table:table-cell table:style-name="ce7" office:value-type="string" calcext:value-type="string">
            <text:p>10Ω</text:p>
          </table:table-cell>
          <table:covered-table-cell table:number-columns-repeated="2" table:style-name="ce7"/>
          <table:table-cell table:style-name="ce7" office:value-type="string" calcext:value-type="string">
            <text:p>1Ω</text:p>
          </table:table-cell>
          <table:table-cell table:style-name="ce7" office:value-type="string" calcext:value-type="string">
            <text:p>10Ω</text:p>
          </table:table-cell>
          <table:table-cell table:number-columns-repeated="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7]+[.B7]*10" office:value-type="float" office:value="1" calcext:value-type="float">
            <text:p>1</text:p>
          </table:table-cell>
          <table:table-cell table:style-name="ce32" table:formula="of:=[.$D$1]/[.C7]" office:value-type="float" office:value="24" calcext:value-type="float">
            <text:p>24.000</text:p>
          </table:table-cell>
          <table:table-cell table:style-name="ce33" table:formula="of:=[.D7]^2" office:value-type="float" office:value="576" calcext:value-type="float">
            <text:p>576.000</text:p>
          </table:table-cell>
          <table:table-cell table:style-name="ce33"/>
          <table:table-cell table:style-name="ce34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7]+[.I7]*10" office:value-type="float" office:value="1" calcext:value-type="float">
            <text:p>1</text:p>
          </table:table-cell>
          <table:table-cell table:style-name="ce32" table:formula="of:=[.$K$1]/[.J7]" office:value-type="float" office:value="24" calcext:value-type="float">
            <text:p>24.000</text:p>
          </table:table-cell>
          <table:table-cell table:style-name="ce35" table:formula="of:=[.K7]^2" office:value-type="float" office:value="576" calcext:value-type="float">
            <text:p>576.000</text:p>
          </table:table-cell>
          <table:table-cell table:style-name="ce35"/>
          <table:table-cell table:number-columns-repeated="4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8]+[.B8]*10" office:value-type="float" office:value="2" calcext:value-type="float">
            <text:p>2</text:p>
          </table:table-cell>
          <table:table-cell table:style-name="ce32" table:formula="of:=[.$D$1]/[.C8]" office:value-type="float" office:value="12" calcext:value-type="float">
            <text:p>12.000</text:p>
          </table:table-cell>
          <table:table-cell table:style-name="ce33" table:formula="of:=[.D8]^2" office:value-type="float" office:value="144" calcext:value-type="float">
            <text:p>144.000</text:p>
          </table:table-cell>
          <table:table-cell table:style-name="ce33"/>
          <table:table-cell table:style-name="ce3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8]+[.I8]*10" office:value-type="float" office:value="2" calcext:value-type="float">
            <text:p>2</text:p>
          </table:table-cell>
          <table:table-cell table:style-name="ce32" table:formula="of:=[.$K$1]/[.J8]" office:value-type="float" office:value="12" calcext:value-type="float">
            <text:p>12.000</text:p>
          </table:table-cell>
          <table:table-cell table:style-name="ce35" table:formula="of:=[.K8]^2" office:value-type="float" office:value="144" calcext:value-type="float">
            <text:p>144.000</text:p>
          </table:table-cell>
          <table:table-cell table:style-name="ce35"/>
          <table:table-cell table:number-columns-repeated="4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9]+[.B9]*10" office:value-type="float" office:value="3" calcext:value-type="float">
            <text:p>3</text:p>
          </table:table-cell>
          <table:table-cell table:style-name="ce32" table:formula="of:=[.$D$1]/[.C9]" office:value-type="float" office:value="8" calcext:value-type="float">
            <text:p>8.000</text:p>
          </table:table-cell>
          <table:table-cell table:style-name="ce33" table:formula="of:=[.D9]^2" office:value-type="float" office:value="64" calcext:value-type="float">
            <text:p>64.000</text:p>
          </table:table-cell>
          <table:table-cell table:style-name="ce33"/>
          <table:table-cell table:style-name="ce34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9]+[.I9]*10" office:value-type="float" office:value="3" calcext:value-type="float">
            <text:p>3</text:p>
          </table:table-cell>
          <table:table-cell table:style-name="ce32" table:formula="of:=[.$K$1]/[.J9]" office:value-type="float" office:value="8" calcext:value-type="float">
            <text:p>8.000</text:p>
          </table:table-cell>
          <table:table-cell table:style-name="ce35" table:formula="of:=[.K9]^2" office:value-type="float" office:value="64" calcext:value-type="float">
            <text:p>64.000</text:p>
          </table:table-cell>
          <table:table-cell table:style-name="ce35"/>
          <table:table-cell/>
          <table:table-cell office:value-type="string" calcext:value-type="string">
            <text:p>Resistor</text:p>
          </table:table-cell>
          <table:table-cell table:style-name="ce13" office:value-type="string" calcext:value-type="string">
            <text:p>Max P @ 24V</text:p>
          </table:table-cell>
          <table:table-cell table:style-name="ce13" office:value-type="string" calcext:value-type="string">
            <text:p>25% safety</text:p>
          </table:table-cell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10]+[.B10]*10" office:value-type="float" office:value="4" calcext:value-type="float">
            <text:p>4</text:p>
          </table:table-cell>
          <table:table-cell table:style-name="ce32" table:formula="of:=[.$D$1]/[.C10]" office:value-type="float" office:value="6" calcext:value-type="float">
            <text:p>6.000</text:p>
          </table:table-cell>
          <table:table-cell table:style-name="ce33" table:formula="of:=[.D10]^2" office:value-type="float" office:value="36" calcext:value-type="float">
            <text:p>36.000</text:p>
          </table:table-cell>
          <table:table-cell table:style-name="ce33"/>
          <table:table-cell table:style-name="ce34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0]+[.I10]*10" office:value-type="float" office:value="4" calcext:value-type="float">
            <text:p>4</text:p>
          </table:table-cell>
          <table:table-cell table:style-name="ce32" table:formula="of:=[.$K$1]/[.J10]" office:value-type="float" office:value="6" calcext:value-type="float">
            <text:p>6.000</text:p>
          </table:table-cell>
          <table:table-cell table:style-name="ce35" table:formula="of:=[.K10]^2" office:value-type="float" office:value="36" calcext:value-type="float">
            <text:p>36.000</text:p>
          </table:table-cell>
          <table:table-cell table:style-name="ce35"/>
          <table:table-cell/>
          <table:table-cell office:value-type="string" calcext:value-type="string">
            <text:p>1Ω</text:p>
          </table:table-cell>
          <table:table-cell table:style-name="ce13" office:value-type="float" office:value="9" calcext:value-type="float">
            <text:p>9</text:p>
          </table:table-cell>
          <table:table-cell table:style-name="ce38" table:formula="of:=CEILING([.P10]*1.25)" office:value-type="float" office:value="12" calcext:value-type="float">
            <text:p>12</text:p>
          </table:table-cell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11]+[.B11]*10" office:value-type="float" office:value="5" calcext:value-type="float">
            <text:p>5</text:p>
          </table:table-cell>
          <table:table-cell table:style-name="ce32" table:formula="of:=[.$D$1]/[.C11]" office:value-type="float" office:value="4.8" calcext:value-type="float">
            <text:p>4.800</text:p>
          </table:table-cell>
          <table:table-cell table:style-name="ce33" table:formula="of:=[.D11]^2" office:value-type="float" office:value="23.04" calcext:value-type="float">
            <text:p>23.040</text:p>
          </table:table-cell>
          <table:table-cell table:style-name="ce33"/>
          <table:table-cell table:style-name="ce34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1]+[.I11]*10" office:value-type="float" office:value="5" calcext:value-type="float">
            <text:p>5</text:p>
          </table:table-cell>
          <table:table-cell table:style-name="ce32" table:formula="of:=[.$K$1]/[.J11]" office:value-type="float" office:value="4.8" calcext:value-type="float">
            <text:p>4.800</text:p>
          </table:table-cell>
          <table:table-cell table:style-name="ce35" table:formula="of:=[.K11]^2" office:value-type="float" office:value="23.04" calcext:value-type="float">
            <text:p>23.040</text:p>
          </table:table-cell>
          <table:table-cell table:style-name="ce35"/>
          <table:table-cell/>
          <table:table-cell office:value-type="string" calcext:value-type="string">
            <text:p>10Ω #1</text:p>
          </table:table-cell>
          <table:table-cell table:style-name="ce37" office:value-type="float" office:value="47.603" calcext:value-type="float">
            <text:p>47.6</text:p>
          </table:table-cell>
          <table:table-cell table:style-name="ce38" table:formula="of:=CEILING([.P11]*1.25)" office:value-type="float" office:value="60" calcext:value-type="float">
            <text:p>60</text:p>
          </table:table-cell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12]+[.B12]*10" office:value-type="float" office:value="6" calcext:value-type="float">
            <text:p>6</text:p>
          </table:table-cell>
          <table:table-cell table:style-name="ce32" table:formula="of:=[.$D$1]/[.C12]" office:value-type="float" office:value="4" calcext:value-type="float">
            <text:p>4.000</text:p>
          </table:table-cell>
          <table:table-cell table:style-name="ce33" table:formula="of:=[.D12]^2" office:value-type="float" office:value="16" calcext:value-type="float">
            <text:p>16.000</text:p>
          </table:table-cell>
          <table:table-cell table:style-name="ce33"/>
          <table:table-cell table:style-name="ce34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2]+[.I12]*10" office:value-type="float" office:value="6" calcext:value-type="float">
            <text:p>6</text:p>
          </table:table-cell>
          <table:table-cell table:style-name="ce32" table:formula="of:=[.$K$1]/[.J12]" office:value-type="float" office:value="4" calcext:value-type="float">
            <text:p>4.000</text:p>
          </table:table-cell>
          <table:table-cell table:style-name="ce35" table:formula="of:=[.K12]^2" office:value-type="float" office:value="16" calcext:value-type="float">
            <text:p>16.000</text:p>
          </table:table-cell>
          <table:table-cell table:style-name="ce35"/>
          <table:table-cell/>
          <table:table-cell office:value-type="string" calcext:value-type="string">
            <text:p>10Ω #2</text:p>
          </table:table-cell>
          <table:table-cell table:style-name="ce37" office:value-type="float" office:value="13.061" calcext:value-type="float">
            <text:p>13.1</text:p>
          </table:table-cell>
          <table:table-cell table:style-name="ce38" table:formula="of:=CEILING([.P12]*1.25)" office:value-type="float" office:value="17" calcext:value-type="float">
            <text:p>17</text:p>
          </table:table-cell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13]+[.B13]*10" office:value-type="float" office:value="7" calcext:value-type="float">
            <text:p>7</text:p>
          </table:table-cell>
          <table:table-cell table:style-name="ce32" table:formula="of:=[.$D$1]/[.C13]" office:value-type="float" office:value="3.42857142857143" calcext:value-type="float">
            <text:p>3.429</text:p>
          </table:table-cell>
          <table:table-cell table:style-name="ce33" table:formula="of:=[.D13]^2" office:value-type="float" office:value="11.7551020408163" calcext:value-type="float">
            <text:p>11.755</text:p>
          </table:table-cell>
          <table:table-cell table:style-name="ce33"/>
          <table:table-cell table:style-name="ce34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3]+[.I13]*10" office:value-type="float" office:value="7" calcext:value-type="float">
            <text:p>7</text:p>
          </table:table-cell>
          <table:table-cell table:style-name="ce32" table:formula="of:=[.$K$1]/[.J13]" office:value-type="float" office:value="3.42857142857143" calcext:value-type="float">
            <text:p>3.429</text:p>
          </table:table-cell>
          <table:table-cell table:style-name="ce35" table:formula="of:=[.K13]^2" office:value-type="float" office:value="11.7551020408163" calcext:value-type="float">
            <text:p>11.755</text:p>
          </table:table-cell>
          <table:table-cell table:style-name="ce35"/>
          <table:table-cell/>
          <table:table-cell office:value-type="string" calcext:value-type="string">
            <text:p>10Ω #3-10</text:p>
          </table:table-cell>
          <table:table-cell office:value-type="float" office:value="5.994" calcext:value-type="float">
            <text:p>5.994</text:p>
          </table:table-cell>
          <table:table-cell table:style-name="ce38" table:formula="of:=CEILING([.P13]*1.25)" office:value-type="float" office:value="8" calcext:value-type="float">
            <text:p>8</text:p>
          </table:table-cell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14]+[.B14]*10" office:value-type="float" office:value="8" calcext:value-type="float">
            <text:p>8</text:p>
          </table:table-cell>
          <table:table-cell table:style-name="ce32" table:formula="of:=[.$D$1]/[.C14]" office:value-type="float" office:value="3" calcext:value-type="float">
            <text:p>3.000</text:p>
          </table:table-cell>
          <table:table-cell table:style-name="ce33" table:formula="of:=[.D14]^2" office:value-type="float" office:value="9" calcext:value-type="float">
            <text:p>9.000</text:p>
          </table:table-cell>
          <table:table-cell table:style-name="ce33"/>
          <table:table-cell table:style-name="ce34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4]+[.I14]*10" office:value-type="float" office:value="8" calcext:value-type="float">
            <text:p>8</text:p>
          </table:table-cell>
          <table:table-cell table:style-name="ce32" table:formula="of:=[.$K$1]/[.J14]" office:value-type="float" office:value="3" calcext:value-type="float">
            <text:p>3.000</text:p>
          </table:table-cell>
          <table:table-cell table:style-name="ce35" table:formula="of:=[.K14]^2" office:value-type="float" office:value="9" calcext:value-type="float">
            <text:p>9.000</text:p>
          </table:table-cell>
          <table:table-cell table:style-name="ce35"/>
          <table:table-cell table:number-columns-repeated="3"/>
          <table:table-cell table:style-name="ce38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15]+[.B15]*10" office:value-type="float" office:value="9" calcext:value-type="float">
            <text:p>9</text:p>
          </table:table-cell>
          <table:table-cell table:style-name="ce32" table:formula="of:=[.$D$1]/[.C15]" office:value-type="float" office:value="2.66666666666667" calcext:value-type="float">
            <text:p>2.667</text:p>
          </table:table-cell>
          <table:table-cell table:style-name="ce33" table:formula="of:=[.D15]^2" office:value-type="float" office:value="7.11111111111111" calcext:value-type="float">
            <text:p>7.111</text:p>
          </table:table-cell>
          <table:table-cell table:style-name="ce33"/>
          <table:table-cell table:style-name="ce34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5]+[.I15]*10" office:value-type="float" office:value="9" calcext:value-type="float">
            <text:p>9</text:p>
          </table:table-cell>
          <table:table-cell table:style-name="ce32" table:formula="of:=[.$K$1]/[.J15]" office:value-type="float" office:value="2.66666666666667" calcext:value-type="float">
            <text:p>2.667</text:p>
          </table:table-cell>
          <table:table-cell table:style-name="ce35" table:formula="of:=[.K15]^2" office:value-type="float" office:value="7.11111111111111" calcext:value-type="float">
            <text:p>7.111</text:p>
          </table:table-cell>
          <table:table-cell table:style-name="ce35"/>
          <table:table-cell table:number-columns-repeated="4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A16]+[.B16]*10" office:value-type="float" office:value="10" calcext:value-type="float">
            <text:p>10</text:p>
          </table:table-cell>
          <table:table-cell table:style-name="ce32" table:formula="of:=[.$D$1]/[.C16]" office:value-type="float" office:value="2.4" calcext:value-type="float">
            <text:p>2.400</text:p>
          </table:table-cell>
          <table:table-cell table:style-name="ce33" table:formula="of:=[.D16]^2" office:value-type="float" office:value="5.76" calcext:value-type="float">
            <text:p>5.760</text:p>
          </table:table-cell>
          <table:table-cell table:style-name="ce33"/>
          <table:table-cell table:style-name="ce34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6]+[.I16]*10" office:value-type="float" office:value="10" calcext:value-type="float">
            <text:p>10</text:p>
          </table:table-cell>
          <table:table-cell table:style-name="ce32" table:formula="of:=[.$K$1]/[.J16]" office:value-type="float" office:value="2.4" calcext:value-type="float">
            <text:p>2.400</text:p>
          </table:table-cell>
          <table:table-cell table:style-name="ce35" table:formula="of:=[.K16]^2" office:value-type="float" office:value="5.76" calcext:value-type="float">
            <text:p>5.760</text:p>
          </table:table-cell>
          <table:table-cell table:style-name="ce35"/>
          <table:table-cell table:number-columns-repeated="4"/>
        </table:table-row>
        <table:table-row table:style-name="ro1"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[.A17]+[.B17]*10" office:value-type="float" office:value="11" calcext:value-type="float">
            <text:p>11</text:p>
          </table:table-cell>
          <table:table-cell table:style-name="ce32" table:formula="of:=[.$D$1]/[.C17]" office:value-type="float" office:value="2.18181818181818" calcext:value-type="float">
            <text:p>2.182</text:p>
          </table:table-cell>
          <table:table-cell table:style-name="ce33" table:formula="of:=[.D17]^2" office:value-type="float" office:value="4.7603305785124" calcext:value-type="float">
            <text:p>4.760</text:p>
          </table:table-cell>
          <table:table-cell table:style-name="ce33" table:formula="of:=[.D17]^2*10" office:value-type="float" office:value="47.603305785124" calcext:value-type="float">
            <text:p>47.603</text:p>
          </table:table-cell>
          <table:table-cell table:style-name="ce34"/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[.H17]+[.I17]*10" office:value-type="float" office:value="11" calcext:value-type="float">
            <text:p>11</text:p>
          </table:table-cell>
          <table:table-cell table:style-name="ce32" table:formula="of:=[.$K$1]/[.J17]" office:value-type="float" office:value="2.18181818181818" calcext:value-type="float">
            <text:p>2.182</text:p>
          </table:table-cell>
          <table:table-cell table:style-name="ce35" table:formula="of:=[.K17]^2" office:value-type="float" office:value="4.7603305785124" calcext:value-type="float">
            <text:p>4.760</text:p>
          </table:table-cell>
          <table:table-cell table:style-name="ce35" table:formula="of:=[.K17]^2*10" office:value-type="float" office:value="47.603305785124" calcext:value-type="float">
            <text:p>47.603</text:p>
          </table:table-cell>
          <table:table-cell table:number-columns-repeated="4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18]+[.B18]*10" office:value-type="float" office:value="12" calcext:value-type="float">
            <text:p>12</text:p>
          </table:table-cell>
          <table:table-cell table:style-name="ce32" table:formula="of:=[.$D$1]/[.C18]" office:value-type="float" office:value="2" calcext:value-type="float">
            <text:p>2.000</text:p>
          </table:table-cell>
          <table:table-cell table:style-name="ce33" table:formula="of:=[.D18]^2" office:value-type="float" office:value="4" calcext:value-type="float">
            <text:p>4.000</text:p>
          </table:table-cell>
          <table:table-cell table:style-name="ce33" table:formula="of:=[.D18]^2*10" office:value-type="float" office:value="40" calcext:value-type="float">
            <text:p>40.000</text:p>
          </table:table-cell>
          <table:table-cell table:style-name="ce34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18]+[.I18]*10" office:value-type="float" office:value="12" calcext:value-type="float">
            <text:p>12</text:p>
          </table:table-cell>
          <table:table-cell table:style-name="ce32" table:formula="of:=[.$K$1]/[.J18]" office:value-type="float" office:value="2" calcext:value-type="float">
            <text:p>2.000</text:p>
          </table:table-cell>
          <table:table-cell table:style-name="ce35" table:formula="of:=[.K18]^2" office:value-type="float" office:value="4" calcext:value-type="float">
            <text:p>4.000</text:p>
          </table:table-cell>
          <table:table-cell table:style-name="ce35" table:formula="of:=[.K18]^2*10" office:value-type="float" office:value="40" calcext:value-type="float">
            <text:p>40.000</text:p>
          </table:table-cell>
          <table:table-cell table:number-columns-repeated="4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19]+[.B19]*10" office:value-type="float" office:value="13" calcext:value-type="float">
            <text:p>13</text:p>
          </table:table-cell>
          <table:table-cell table:style-name="ce32" table:formula="of:=[.$D$1]/[.C19]" office:value-type="float" office:value="1.84615384615385" calcext:value-type="float">
            <text:p>1.846</text:p>
          </table:table-cell>
          <table:table-cell table:style-name="ce33" table:formula="of:=[.D19]^2" office:value-type="float" office:value="3.40828402366864" calcext:value-type="float">
            <text:p>3.408</text:p>
          </table:table-cell>
          <table:table-cell table:style-name="ce33" table:formula="of:=[.D19]^2*10" office:value-type="float" office:value="34.0828402366864" calcext:value-type="float">
            <text:p>34.083</text:p>
          </table:table-cell>
          <table:table-cell table:style-name="ce34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19]+[.I19]*10" office:value-type="float" office:value="13" calcext:value-type="float">
            <text:p>13</text:p>
          </table:table-cell>
          <table:table-cell table:style-name="ce32" table:formula="of:=[.$K$1]/[.J19]" office:value-type="float" office:value="1.84615384615385" calcext:value-type="float">
            <text:p>1.846</text:p>
          </table:table-cell>
          <table:table-cell table:style-name="ce35" table:formula="of:=[.K19]^2" office:value-type="float" office:value="3.40828402366864" calcext:value-type="float">
            <text:p>3.408</text:p>
          </table:table-cell>
          <table:table-cell table:style-name="ce35" table:formula="of:=[.K19]^2*10" office:value-type="float" office:value="34.0828402366864" calcext:value-type="float">
            <text:p>34.083</text:p>
          </table:table-cell>
          <table:table-cell table:number-columns-repeated="4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20]+[.B20]*10" office:value-type="float" office:value="14" calcext:value-type="float">
            <text:p>14</text:p>
          </table:table-cell>
          <table:table-cell table:style-name="ce32" table:formula="of:=[.$D$1]/[.C20]" office:value-type="float" office:value="1.71428571428571" calcext:value-type="float">
            <text:p>1.714</text:p>
          </table:table-cell>
          <table:table-cell table:style-name="ce33" table:formula="of:=[.D20]^2" office:value-type="float" office:value="2.93877551020408" calcext:value-type="float">
            <text:p>2.939</text:p>
          </table:table-cell>
          <table:table-cell table:style-name="ce33" table:formula="of:=[.D20]^2*10" office:value-type="float" office:value="29.3877551020408" calcext:value-type="float">
            <text:p>29.388</text:p>
          </table:table-cell>
          <table:table-cell table:style-name="ce34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20]+[.I20]*10" office:value-type="float" office:value="14" calcext:value-type="float">
            <text:p>14</text:p>
          </table:table-cell>
          <table:table-cell table:style-name="ce32" table:formula="of:=[.$K$1]/[.J20]" office:value-type="float" office:value="1.71428571428571" calcext:value-type="float">
            <text:p>1.714</text:p>
          </table:table-cell>
          <table:table-cell table:style-name="ce35" table:formula="of:=[.K20]^2" office:value-type="float" office:value="2.93877551020408" calcext:value-type="float">
            <text:p>2.939</text:p>
          </table:table-cell>
          <table:table-cell table:style-name="ce35" table:formula="of:=[.K20]^2*10" office:value-type="float" office:value="29.3877551020408" calcext:value-type="float">
            <text:p>29.388</text:p>
          </table:table-cell>
          <table:table-cell table:number-columns-repeated="4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21]+[.B21]*10" office:value-type="float" office:value="15" calcext:value-type="float">
            <text:p>15</text:p>
          </table:table-cell>
          <table:table-cell table:style-name="ce32" table:formula="of:=[.$D$1]/[.C21]" office:value-type="float" office:value="1.6" calcext:value-type="float">
            <text:p>1.600</text:p>
          </table:table-cell>
          <table:table-cell table:style-name="ce33" table:formula="of:=[.D21]^2" office:value-type="float" office:value="2.56" calcext:value-type="float">
            <text:p>2.560</text:p>
          </table:table-cell>
          <table:table-cell table:style-name="ce33" table:formula="of:=[.D21]^2*10" office:value-type="float" office:value="25.6" calcext:value-type="float">
            <text:p>25.600</text:p>
          </table:table-cell>
          <table:table-cell table:style-name="ce34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21]+[.I21]*10" office:value-type="float" office:value="15" calcext:value-type="float">
            <text:p>15</text:p>
          </table:table-cell>
          <table:table-cell table:style-name="ce32" table:formula="of:=[.$K$1]/[.J21]" office:value-type="float" office:value="1.6" calcext:value-type="float">
            <text:p>1.600</text:p>
          </table:table-cell>
          <table:table-cell table:style-name="ce35" table:formula="of:=[.K21]^2" office:value-type="float" office:value="2.56" calcext:value-type="float">
            <text:p>2.560</text:p>
          </table:table-cell>
          <table:table-cell table:style-name="ce35" table:formula="of:=[.K21]^2*10" office:value-type="float" office:value="25.6" calcext:value-type="float">
            <text:p>25.600</text:p>
          </table:table-cell>
          <table:table-cell table:number-columns-repeated="4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22]+[.B22]*10" office:value-type="float" office:value="16" calcext:value-type="float">
            <text:p>16</text:p>
          </table:table-cell>
          <table:table-cell table:style-name="ce32" table:formula="of:=[.$D$1]/[.C22]" office:value-type="float" office:value="1.5" calcext:value-type="float">
            <text:p>1.500</text:p>
          </table:table-cell>
          <table:table-cell table:style-name="ce33" table:formula="of:=[.D22]^2" office:value-type="float" office:value="2.25" calcext:value-type="float">
            <text:p>2.250</text:p>
          </table:table-cell>
          <table:table-cell table:style-name="ce33" table:formula="of:=[.D22]^2*10" office:value-type="float" office:value="22.5" calcext:value-type="float">
            <text:p>22.500</text:p>
          </table:table-cell>
          <table:table-cell table:style-name="ce34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22]+[.I22]*10" office:value-type="float" office:value="16" calcext:value-type="float">
            <text:p>16</text:p>
          </table:table-cell>
          <table:table-cell table:style-name="ce32" table:formula="of:=[.$K$1]/[.J22]" office:value-type="float" office:value="1.5" calcext:value-type="float">
            <text:p>1.500</text:p>
          </table:table-cell>
          <table:table-cell table:style-name="ce35" table:formula="of:=[.K22]^2" office:value-type="float" office:value="2.25" calcext:value-type="float">
            <text:p>2.250</text:p>
          </table:table-cell>
          <table:table-cell table:style-name="ce35" table:formula="of:=[.K22]^2*10" office:value-type="float" office:value="22.5" calcext:value-type="float">
            <text:p>22.500</text:p>
          </table:table-cell>
          <table:table-cell table:number-columns-repeated="4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23]+[.B23]*10" office:value-type="float" office:value="17" calcext:value-type="float">
            <text:p>17</text:p>
          </table:table-cell>
          <table:table-cell table:style-name="ce32" table:formula="of:=[.$D$1]/[.C23]" office:value-type="float" office:value="1.41176470588235" calcext:value-type="float">
            <text:p>1.412</text:p>
          </table:table-cell>
          <table:table-cell table:style-name="ce33" table:formula="of:=[.D23]^2" office:value-type="float" office:value="1.99307958477509" calcext:value-type="float">
            <text:p>1.993</text:p>
          </table:table-cell>
          <table:table-cell table:style-name="ce33" table:formula="of:=[.D23]^2*10" office:value-type="float" office:value="19.9307958477509" calcext:value-type="float">
            <text:p>19.931</text:p>
          </table:table-cell>
          <table:table-cell table:style-name="ce34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23]+[.I23]*10" office:value-type="float" office:value="17" calcext:value-type="float">
            <text:p>17</text:p>
          </table:table-cell>
          <table:table-cell table:style-name="ce32" table:formula="of:=[.$K$1]/[.J23]" office:value-type="float" office:value="1.41176470588235" calcext:value-type="float">
            <text:p>1.412</text:p>
          </table:table-cell>
          <table:table-cell table:style-name="ce35" table:formula="of:=[.K23]^2" office:value-type="float" office:value="1.99307958477509" calcext:value-type="float">
            <text:p>1.993</text:p>
          </table:table-cell>
          <table:table-cell table:style-name="ce35" table:formula="of:=[.K23]^2*10" office:value-type="float" office:value="19.9307958477509" calcext:value-type="float">
            <text:p>19.931</text:p>
          </table:table-cell>
          <table:table-cell table:number-columns-repeated="4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24]+[.B24]*10" office:value-type="float" office:value="18" calcext:value-type="float">
            <text:p>18</text:p>
          </table:table-cell>
          <table:table-cell table:style-name="ce32" table:formula="of:=[.$D$1]/[.C24]" office:value-type="float" office:value="1.33333333333333" calcext:value-type="float">
            <text:p>1.333</text:p>
          </table:table-cell>
          <table:table-cell table:style-name="ce33" table:formula="of:=[.D24]^2" office:value-type="float" office:value="1.77777777777778" calcext:value-type="float">
            <text:p>1.778</text:p>
          </table:table-cell>
          <table:table-cell table:style-name="ce33" table:formula="of:=[.D24]^2*10" office:value-type="float" office:value="17.7777777777778" calcext:value-type="float">
            <text:p>17.778</text:p>
          </table:table-cell>
          <table:table-cell table:style-name="ce34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24]+[.I24]*10" office:value-type="float" office:value="18" calcext:value-type="float">
            <text:p>18</text:p>
          </table:table-cell>
          <table:table-cell table:style-name="ce32" table:formula="of:=[.$K$1]/[.J24]" office:value-type="float" office:value="1.33333333333333" calcext:value-type="float">
            <text:p>1.333</text:p>
          </table:table-cell>
          <table:table-cell table:style-name="ce35" table:formula="of:=[.K24]^2" office:value-type="float" office:value="1.77777777777778" calcext:value-type="float">
            <text:p>1.778</text:p>
          </table:table-cell>
          <table:table-cell table:style-name="ce35" table:formula="of:=[.K24]^2*10" office:value-type="float" office:value="17.7777777777778" calcext:value-type="float">
            <text:p>17.778</text:p>
          </table:table-cell>
          <table:table-cell table:number-columns-repeated="4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25]+[.B25]*10" office:value-type="float" office:value="19" calcext:value-type="float">
            <text:p>19</text:p>
          </table:table-cell>
          <table:table-cell table:style-name="ce32" table:formula="of:=[.$D$1]/[.C25]" office:value-type="float" office:value="1.26315789473684" calcext:value-type="float">
            <text:p>1.263</text:p>
          </table:table-cell>
          <table:table-cell table:style-name="ce33" table:formula="of:=[.D25]^2" office:value-type="float" office:value="1.59556786703601" calcext:value-type="float">
            <text:p>1.596</text:p>
          </table:table-cell>
          <table:table-cell table:style-name="ce33" table:formula="of:=[.D25]^2*10" office:value-type="float" office:value="15.9556786703601" calcext:value-type="float">
            <text:p>15.956</text:p>
          </table:table-cell>
          <table:table-cell table:style-name="ce34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25]+[.I25]*10" office:value-type="float" office:value="19" calcext:value-type="float">
            <text:p>19</text:p>
          </table:table-cell>
          <table:table-cell table:style-name="ce32" table:formula="of:=[.$K$1]/[.J25]" office:value-type="float" office:value="1.26315789473684" calcext:value-type="float">
            <text:p>1.263</text:p>
          </table:table-cell>
          <table:table-cell table:style-name="ce35" table:formula="of:=[.K25]^2" office:value-type="float" office:value="1.59556786703601" calcext:value-type="float">
            <text:p>1.596</text:p>
          </table:table-cell>
          <table:table-cell table:style-name="ce35" table:formula="of:=[.K25]^2*10" office:value-type="float" office:value="15.9556786703601" calcext:value-type="float">
            <text:p>15.956</text:p>
          </table:table-cell>
          <table:table-cell table:number-columns-repeated="4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A26]+[.B26]*10" office:value-type="float" office:value="20" calcext:value-type="float">
            <text:p>20</text:p>
          </table:table-cell>
          <table:table-cell table:style-name="ce32" table:formula="of:=[.$D$1]/[.C26]" office:value-type="float" office:value="1.2" calcext:value-type="float">
            <text:p>1.200</text:p>
          </table:table-cell>
          <table:table-cell table:style-name="ce33" table:formula="of:=[.D26]^2" office:value-type="float" office:value="1.44" calcext:value-type="float">
            <text:p>1.440</text:p>
          </table:table-cell>
          <table:table-cell table:style-name="ce33" table:formula="of:=[.D26]^2*10" office:value-type="float" office:value="14.4" calcext:value-type="float">
            <text:p>14.400</text:p>
          </table:table-cell>
          <table:table-cell table:style-name="ce34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[.H26]+[.I26]*10" office:value-type="float" office:value="20" calcext:value-type="float">
            <text:p>20</text:p>
          </table:table-cell>
          <table:table-cell table:style-name="ce32" table:formula="of:=[.$K$1]/[.J26]" office:value-type="float" office:value="1.2" calcext:value-type="float">
            <text:p>1.200</text:p>
          </table:table-cell>
          <table:table-cell table:style-name="ce35" table:formula="of:=[.K26]^2" office:value-type="float" office:value="1.44" calcext:value-type="float">
            <text:p>1.440</text:p>
          </table:table-cell>
          <table:table-cell table:style-name="ce35" table:formula="of:=[.K26]^2*10" office:value-type="float" office:value="14.4" calcext:value-type="float">
            <text:p>14.400</text:p>
          </table:table-cell>
          <table:table-cell table:number-columns-repeated="4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27]+[.B27]*10" office:value-type="float" office:value="21" calcext:value-type="float">
            <text:p>21</text:p>
          </table:table-cell>
          <table:table-cell table:style-name="ce32" table:formula="of:=[.$D$1]/[.C27]" office:value-type="float" office:value="1.14285714285714" calcext:value-type="float">
            <text:p>1.143</text:p>
          </table:table-cell>
          <table:table-cell table:style-name="ce33" table:formula="of:=[.D27]^2" office:value-type="float" office:value="1.30612244897959" calcext:value-type="float">
            <text:p>1.306</text:p>
          </table:table-cell>
          <table:table-cell table:style-name="ce33" table:formula="of:=[.D27]^2*10" office:value-type="float" office:value="13.0612244897959" calcext:value-type="float">
            <text:p>13.061</text:p>
          </table:table-cell>
          <table:table-cell table:style-name="ce34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27]+[.I27]*10" office:value-type="float" office:value="21" calcext:value-type="float">
            <text:p>21</text:p>
          </table:table-cell>
          <table:table-cell table:style-name="ce32" table:formula="of:=[.$K$1]/[.J27]" office:value-type="float" office:value="1.14285714285714" calcext:value-type="float">
            <text:p>1.143</text:p>
          </table:table-cell>
          <table:table-cell table:style-name="ce35" table:formula="of:=[.K27]^2" office:value-type="float" office:value="1.30612244897959" calcext:value-type="float">
            <text:p>1.306</text:p>
          </table:table-cell>
          <table:table-cell table:style-name="ce35" table:formula="of:=[.K27]^2*10" office:value-type="float" office:value="13.0612244897959" calcext:value-type="float">
            <text:p>13.061</text:p>
          </table:table-cell>
          <table:table-cell table:number-columns-repeated="4"/>
        </table:table-row>
        <table:table-row table:style-name="ro1">
          <table:table-cell table:number-columns-repeated="2" table:style-name="ce28" office:value-type="float" office:value="2" calcext:value-type="float">
            <text:p>2</text:p>
          </table:table-cell>
          <table:table-cell table:style-name="ce28" table:formula="of:=[.A28]+[.B28]*10" office:value-type="float" office:value="22" calcext:value-type="float">
            <text:p>22</text:p>
          </table:table-cell>
          <table:table-cell table:style-name="ce32" table:formula="of:=[.$D$1]/[.C28]" office:value-type="float" office:value="1.09090909090909" calcext:value-type="float">
            <text:p>1.091</text:p>
          </table:table-cell>
          <table:table-cell table:style-name="ce33" table:formula="of:=[.D28]^2" office:value-type="float" office:value="1.1900826446281" calcext:value-type="float">
            <text:p>1.190</text:p>
          </table:table-cell>
          <table:table-cell table:style-name="ce33" table:formula="of:=[.D28]^2*10" office:value-type="float" office:value="11.900826446281" calcext:value-type="float">
            <text:p>11.901</text:p>
          </table:table-cell>
          <table:table-cell table:style-name="ce34"/>
          <table:table-cell table:number-columns-repeated="2" table:style-name="ce28" office:value-type="float" office:value="2" calcext:value-type="float">
            <text:p>2</text:p>
          </table:table-cell>
          <table:table-cell table:style-name="ce28" table:formula="of:=[.H28]+[.I28]*10" office:value-type="float" office:value="22" calcext:value-type="float">
            <text:p>22</text:p>
          </table:table-cell>
          <table:table-cell table:style-name="ce32" table:formula="of:=[.$K$1]/[.J28]" office:value-type="float" office:value="1.09090909090909" calcext:value-type="float">
            <text:p>1.091</text:p>
          </table:table-cell>
          <table:table-cell table:style-name="ce35" table:formula="of:=[.K28]^2" office:value-type="float" office:value="1.1900826446281" calcext:value-type="float">
            <text:p>1.190</text:p>
          </table:table-cell>
          <table:table-cell table:style-name="ce35" table:formula="of:=[.K28]^2*10" office:value-type="float" office:value="11.900826446281" calcext:value-type="float">
            <text:p>11.901</text:p>
          </table:table-cell>
          <table:table-cell table:number-columns-repeated="4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29]+[.B29]*10" office:value-type="float" office:value="23" calcext:value-type="float">
            <text:p>23</text:p>
          </table:table-cell>
          <table:table-cell table:style-name="ce32" table:formula="of:=[.$D$1]/[.C29]" office:value-type="float" office:value="1.04347826086957" calcext:value-type="float">
            <text:p>1.043</text:p>
          </table:table-cell>
          <table:table-cell table:style-name="ce33" table:formula="of:=[.D29]^2" office:value-type="float" office:value="1.08884688090737" calcext:value-type="float">
            <text:p>1.089</text:p>
          </table:table-cell>
          <table:table-cell table:style-name="ce33" table:formula="of:=[.D29]^2*10" office:value-type="float" office:value="10.8884688090737" calcext:value-type="float">
            <text:p>10.888</text:p>
          </table:table-cell>
          <table:table-cell table:style-name="ce34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29]+[.I29]*10" office:value-type="float" office:value="23" calcext:value-type="float">
            <text:p>23</text:p>
          </table:table-cell>
          <table:table-cell table:style-name="ce32" table:formula="of:=[.$K$1]/[.J29]" office:value-type="float" office:value="1.04347826086957" calcext:value-type="float">
            <text:p>1.043</text:p>
          </table:table-cell>
          <table:table-cell table:style-name="ce35" table:formula="of:=[.K29]^2" office:value-type="float" office:value="1.08884688090737" calcext:value-type="float">
            <text:p>1.089</text:p>
          </table:table-cell>
          <table:table-cell table:style-name="ce35" table:formula="of:=[.K29]^2*10" office:value-type="float" office:value="10.8884688090737" calcext:value-type="float">
            <text:p>10.888</text:p>
          </table:table-cell>
          <table:table-cell table:number-columns-repeated="4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30]+[.B30]*10" office:value-type="float" office:value="24" calcext:value-type="float">
            <text:p>24</text:p>
          </table:table-cell>
          <table:table-cell table:style-name="ce32" table:formula="of:=[.$D$1]/[.C30]" office:value-type="float" office:value="1" calcext:value-type="float">
            <text:p>1.000</text:p>
          </table:table-cell>
          <table:table-cell table:style-name="ce33" table:formula="of:=[.D30]^2" office:value-type="float" office:value="1" calcext:value-type="float">
            <text:p>1.000</text:p>
          </table:table-cell>
          <table:table-cell table:style-name="ce33" table:formula="of:=[.D30]^2*10" office:value-type="float" office:value="10" calcext:value-type="float">
            <text:p>10.000</text:p>
          </table:table-cell>
          <table:table-cell table:style-name="ce34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30]+[.I30]*10" office:value-type="float" office:value="24" calcext:value-type="float">
            <text:p>24</text:p>
          </table:table-cell>
          <table:table-cell table:style-name="ce32" table:formula="of:=[.$K$1]/[.J30]" office:value-type="float" office:value="1" calcext:value-type="float">
            <text:p>1.000</text:p>
          </table:table-cell>
          <table:table-cell table:style-name="ce35" table:formula="of:=[.K30]^2" office:value-type="float" office:value="1" calcext:value-type="float">
            <text:p>1.000</text:p>
          </table:table-cell>
          <table:table-cell table:style-name="ce35" table:formula="of:=[.K30]^2*10" office:value-type="float" office:value="10" calcext:value-type="float">
            <text:p>10.000</text:p>
          </table:table-cell>
          <table:table-cell table:number-columns-repeated="4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31]+[.B31]*10" office:value-type="float" office:value="25" calcext:value-type="float">
            <text:p>25</text:p>
          </table:table-cell>
          <table:table-cell table:style-name="ce32" table:formula="of:=[.$D$1]/[.C31]" office:value-type="float" office:value="0.96" calcext:value-type="float">
            <text:p>0.960</text:p>
          </table:table-cell>
          <table:table-cell table:style-name="ce33" table:formula="of:=[.D31]^2" office:value-type="float" office:value="0.9216" calcext:value-type="float">
            <text:p>0.922</text:p>
          </table:table-cell>
          <table:table-cell table:style-name="ce33" table:formula="of:=[.D31]^2*10" office:value-type="float" office:value="9.216" calcext:value-type="float">
            <text:p>9.216</text:p>
          </table:table-cell>
          <table:table-cell table:style-name="ce34"/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31]+[.I31]*10" office:value-type="float" office:value="25" calcext:value-type="float">
            <text:p>25</text:p>
          </table:table-cell>
          <table:table-cell table:style-name="ce32" table:formula="of:=[.$K$1]/[.J31]" office:value-type="float" office:value="0.96" calcext:value-type="float">
            <text:p>0.960</text:p>
          </table:table-cell>
          <table:table-cell table:style-name="ce35" table:formula="of:=[.K31]^2" office:value-type="float" office:value="0.9216" calcext:value-type="float">
            <text:p>0.922</text:p>
          </table:table-cell>
          <table:table-cell table:style-name="ce35" table:formula="of:=[.K31]^2*10" office:value-type="float" office:value="9.216" calcext:value-type="float">
            <text:p>9.216</text:p>
          </table:table-cell>
          <table:table-cell table:number-columns-repeated="4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32]+[.B32]*10" office:value-type="float" office:value="26" calcext:value-type="float">
            <text:p>26</text:p>
          </table:table-cell>
          <table:table-cell table:style-name="ce32" table:formula="of:=[.$D$1]/[.C32]" office:value-type="float" office:value="0.923076923076923" calcext:value-type="float">
            <text:p>0.923</text:p>
          </table:table-cell>
          <table:table-cell table:style-name="ce33" table:formula="of:=[.D32]^2" office:value-type="float" office:value="0.85207100591716" calcext:value-type="float">
            <text:p>0.852</text:p>
          </table:table-cell>
          <table:table-cell table:style-name="ce33" table:formula="of:=[.D32]^2*10" office:value-type="float" office:value="8.5207100591716" calcext:value-type="float">
            <text:p>8.521</text:p>
          </table:table-cell>
          <table:table-cell table:style-name="ce34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32]+[.I32]*10" office:value-type="float" office:value="26" calcext:value-type="float">
            <text:p>26</text:p>
          </table:table-cell>
          <table:table-cell table:style-name="ce32" table:formula="of:=[.$K$1]/[.J32]" office:value-type="float" office:value="0.923076923076923" calcext:value-type="float">
            <text:p>0.923</text:p>
          </table:table-cell>
          <table:table-cell table:style-name="ce35" table:formula="of:=[.K32]^2" office:value-type="float" office:value="0.85207100591716" calcext:value-type="float">
            <text:p>0.852</text:p>
          </table:table-cell>
          <table:table-cell table:style-name="ce35" table:formula="of:=[.K32]^2*10" office:value-type="float" office:value="8.5207100591716" calcext:value-type="float">
            <text:p>8.521</text:p>
          </table:table-cell>
          <table:table-cell table:number-columns-repeated="4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33]+[.B33]*10" office:value-type="float" office:value="27" calcext:value-type="float">
            <text:p>27</text:p>
          </table:table-cell>
          <table:table-cell table:style-name="ce32" table:formula="of:=[.$D$1]/[.C33]" office:value-type="float" office:value="0.888888888888889" calcext:value-type="float">
            <text:p>0.889</text:p>
          </table:table-cell>
          <table:table-cell table:style-name="ce33" table:formula="of:=[.D33]^2" office:value-type="float" office:value="0.790123456790123" calcext:value-type="float">
            <text:p>0.790</text:p>
          </table:table-cell>
          <table:table-cell table:style-name="ce33" table:formula="of:=[.D33]^2*10" office:value-type="float" office:value="7.90123456790123" calcext:value-type="float">
            <text:p>7.901</text:p>
          </table:table-cell>
          <table:table-cell table:style-name="ce34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33]+[.I33]*10" office:value-type="float" office:value="27" calcext:value-type="float">
            <text:p>27</text:p>
          </table:table-cell>
          <table:table-cell table:style-name="ce32" table:formula="of:=[.$K$1]/[.J33]" office:value-type="float" office:value="0.888888888888889" calcext:value-type="float">
            <text:p>0.889</text:p>
          </table:table-cell>
          <table:table-cell table:style-name="ce35" table:formula="of:=[.K33]^2" office:value-type="float" office:value="0.790123456790123" calcext:value-type="float">
            <text:p>0.790</text:p>
          </table:table-cell>
          <table:table-cell table:style-name="ce35" table:formula="of:=[.K33]^2*10" office:value-type="float" office:value="7.90123456790123" calcext:value-type="float">
            <text:p>7.901</text:p>
          </table:table-cell>
          <table:table-cell table:number-columns-repeated="4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34]+[.B34]*10" office:value-type="float" office:value="28" calcext:value-type="float">
            <text:p>28</text:p>
          </table:table-cell>
          <table:table-cell table:style-name="ce32" table:formula="of:=[.$D$1]/[.C34]" office:value-type="float" office:value="0.857142857142857" calcext:value-type="float">
            <text:p>0.857</text:p>
          </table:table-cell>
          <table:table-cell table:style-name="ce33" table:formula="of:=[.D34]^2" office:value-type="float" office:value="0.73469387755102" calcext:value-type="float">
            <text:p>0.735</text:p>
          </table:table-cell>
          <table:table-cell table:style-name="ce33" table:formula="of:=[.D34]^2*10" office:value-type="float" office:value="7.3469387755102" calcext:value-type="float">
            <text:p>7.347</text:p>
          </table:table-cell>
          <table:table-cell table:style-name="ce34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34]+[.I34]*10" office:value-type="float" office:value="28" calcext:value-type="float">
            <text:p>28</text:p>
          </table:table-cell>
          <table:table-cell table:style-name="ce32" table:formula="of:=[.$K$1]/[.J34]" office:value-type="float" office:value="0.857142857142857" calcext:value-type="float">
            <text:p>0.857</text:p>
          </table:table-cell>
          <table:table-cell table:style-name="ce35" table:formula="of:=[.K34]^2" office:value-type="float" office:value="0.73469387755102" calcext:value-type="float">
            <text:p>0.735</text:p>
          </table:table-cell>
          <table:table-cell table:style-name="ce35" table:formula="of:=[.K34]^2*10" office:value-type="float" office:value="7.3469387755102" calcext:value-type="float">
            <text:p>7.347</text:p>
          </table:table-cell>
          <table:table-cell table:number-columns-repeated="4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35]+[.B35]*10" office:value-type="float" office:value="29" calcext:value-type="float">
            <text:p>29</text:p>
          </table:table-cell>
          <table:table-cell table:style-name="ce32" table:formula="of:=[.$D$1]/[.C35]" office:value-type="float" office:value="0.827586206896552" calcext:value-type="float">
            <text:p>0.828</text:p>
          </table:table-cell>
          <table:table-cell table:style-name="ce33" table:formula="of:=[.D35]^2" office:value-type="float" office:value="0.684898929845422" calcext:value-type="float">
            <text:p>0.685</text:p>
          </table:table-cell>
          <table:table-cell table:style-name="ce33" table:formula="of:=[.D35]^2*10" office:value-type="float" office:value="6.84898929845422" calcext:value-type="float">
            <text:p>6.849</text:p>
          </table:table-cell>
          <table:table-cell table:style-name="ce34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35]+[.I35]*10" office:value-type="float" office:value="29" calcext:value-type="float">
            <text:p>29</text:p>
          </table:table-cell>
          <table:table-cell table:style-name="ce32" table:formula="of:=[.$K$1]/[.J35]" office:value-type="float" office:value="0.827586206896552" calcext:value-type="float">
            <text:p>0.828</text:p>
          </table:table-cell>
          <table:table-cell table:style-name="ce35" table:formula="of:=[.K35]^2" office:value-type="float" office:value="0.684898929845422" calcext:value-type="float">
            <text:p>0.685</text:p>
          </table:table-cell>
          <table:table-cell table:style-name="ce35" table:formula="of:=[.K35]^2*10" office:value-type="float" office:value="6.84898929845422" calcext:value-type="float">
            <text:p>6.849</text:p>
          </table:table-cell>
          <table:table-cell table:number-columns-repeated="4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A36]+[.B36]*10" office:value-type="float" office:value="30" calcext:value-type="float">
            <text:p>30</text:p>
          </table:table-cell>
          <table:table-cell table:style-name="ce32" table:formula="of:=[.$D$1]/[.C36]" office:value-type="float" office:value="0.8" calcext:value-type="float">
            <text:p>0.800</text:p>
          </table:table-cell>
          <table:table-cell table:style-name="ce33" table:formula="of:=[.D36]^2" office:value-type="float" office:value="0.64" calcext:value-type="float">
            <text:p>0.640</text:p>
          </table:table-cell>
          <table:table-cell table:style-name="ce33" table:formula="of:=[.D36]^2*10" office:value-type="float" office:value="6.4" calcext:value-type="float">
            <text:p>6.400</text:p>
          </table:table-cell>
          <table:table-cell table:style-name="ce34"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H36]+[.I36]*10" office:value-type="float" office:value="30" calcext:value-type="float">
            <text:p>30</text:p>
          </table:table-cell>
          <table:table-cell table:style-name="ce32" table:formula="of:=[.$K$1]/[.J36]" office:value-type="float" office:value="0.8" calcext:value-type="float">
            <text:p>0.800</text:p>
          </table:table-cell>
          <table:table-cell table:style-name="ce35" table:formula="of:=[.K36]^2" office:value-type="float" office:value="0.64" calcext:value-type="float">
            <text:p>0.640</text:p>
          </table:table-cell>
          <table:table-cell table:style-name="ce35" table:formula="of:=[.K36]^2*10" office:value-type="float" office:value="6.4" calcext:value-type="float">
            <text:p>6.400</text:p>
          </table:table-cell>
          <table:table-cell table:number-columns-repeated="4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[.A37]+[.B37]*10" office:value-type="float" office:value="31" calcext:value-type="float">
            <text:p>31</text:p>
          </table:table-cell>
          <table:table-cell table:style-name="ce32" table:formula="of:=[.$D$1]/[.C37]" office:value-type="float" office:value="0.774193548387097" calcext:value-type="float">
            <text:p>0.774</text:p>
          </table:table-cell>
          <table:table-cell table:style-name="ce33" table:formula="of:=[.D37]^2" office:value-type="float" office:value="0.599375650364204" calcext:value-type="float">
            <text:p>0.599</text:p>
          </table:table-cell>
          <table:table-cell table:style-name="ce33" table:formula="of:=[.D37]^2*10" office:value-type="float" office:value="5.99375650364204" calcext:value-type="float">
            <text:p>5.994</text:p>
          </table:table-cell>
          <table:table-cell table:number-columns-repeated="11"/>
        </table:table-row>
        <table:table-row table:style-name="ro1" table:number-rows-repeated="1048538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'Power calculations'.E7:'Power calculations'.F37">
            <calcext:condition calcext:apply-style-name="Bad" calcext:value="&gt;[$'Power calculations'.$D$2]" calcext:base-cell-address="'Power calculations'.E7"/>
          </calcext:conditional-format>
          <calcext:conditional-format calcext:target-range-address="'Power calculations'.L7:'Power calculations'.M36">
            <calcext:condition calcext:apply-style-name="Bad" calcext:value="&gt;[$'Power calculations'.$K$2]" calcext:base-cell-address="'Power calculations'.L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percentage-style style:name="N129">
      <number:number number:decimal-places="1" loext:min-decimal-places="1" number:min-integer-digits="1"/>
      <number:text>%</number:text>
    </number:percentage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5P0" style:volatile="true" number:language="en" number:country="CA">
      <number:currency-symbol>$</number:currency-symbol>
      <number:number number:decimal-places="2" loext:min-decimal-places="2" number:min-integer-digits="1" number:grouping="true"/>
    </number:currency-style>
    <number:currency-style style:name="N10135" number:language="en" number:country="CA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35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12"/>
    <style:style style:name="Excel_20_Built-in_20_Percent" style:display-name="Excel Built-in Percent" style:family="table-cell" style:parent-style-name="Default" style:data-style-name="N10"/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1.386cm" fo:margin-bottom="2cm" fo:margin-left="2.93cm" fo:margin-right="2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00-00-00</text:date>, <text:time style:data-style-name="N2" text:time-value="21:44:49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am Gulyas</meta:initial-creator>
    <meta:creation-date>2021-06-07T19:50:42</meta:creation-date>
    <dc:date>2021-06-19T21:45:12.161000000</dc:date>
    <meta:generator>LibreOffice/6.3.6.2$Windows_X86_64 LibreOffice_project/2196df99b074d8a661f4036fca8fa0cbfa33a497</meta:generator>
    <meta:editing-duration>P3DT9H57M38S</meta:editing-duration>
    <meta:editing-cycles>7</meta:editing-cycles>
    <meta:document-statistic meta:table-count="1" meta:cell-count="38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